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style:font-size-asian="13pt" style:font-style-asian="normal" style:font-size-complex="13pt" style:font-style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urs/Wee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9]*[.C9]/[.$B$3]*7)" office:value-type="date" office:date-value="2025-11-01T02:40:00" calcext:value-type="date">
            <text:p>2025-11-0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]+([.B10]*[.C10]/[.$B$3]*7)" office:value-type="date" office:date-value="2025-11-17T10:40:00" calcext:value-type="date">
            <text:p>2025-11-17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]+([.B11]*[.C11]/[.$B$3]*7)" office:value-type="date" office:date-value="2025-12-17" calcext:value-type="date">
            <text:p>2025-12-17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1]+([.B12]*[.C12]/[.$B$3]*7)" office:value-type="date" office:date-value="2026-01-24T21:20:00" calcext:value-type="date">
            <text:p>2026-01-24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2]+([.B13]*[.C13]/[.$B$3]*7)" office:value-type="date" office:date-value="2026-03-09T10:40:00" calcext:value-type="date">
            <text:p>2026-03-0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3]+([.B14]*[.C14]/[.$B$3]*7)" office:value-type="date" office:date-value="2026-04-06T10:40:00" calcext:value-type="date">
            <text:p>2026-04-06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4]+([.B15]*[.C15]/[.$B$3]*7)" office:value-type="date" office:date-value="2026-05-21T22:40:00" calcext:value-type="date">
            <text:p>2026-05-21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5]+([.B18]*[.C18]/[.$B$3]*7)" office:value-type="date" office:date-value="2026-06-12T17:20:00" calcext:value-type="date">
            <text:p>2026-06-12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re program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8]+([.B21]*[.C21]/[.$B$3]*7)" office:value-type="date" office:date-value="2026-07-05T11:20:00" calcext:value-type="date">
            <text:p>2026-07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2]*[.C22]/[.$B$3]*7)" office:value-type="date" office:date-value="2026-07-25T16:40:00" calcext:value-type="date">
            <text:p>2026-07-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2]+([.B23]*[.C23]/[.$B$3]*7)" office:value-type="date" office:date-value="2026-08-07T12:40:00" calcext:value-type="date">
            <text:p>2026-08-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3]+([.B24]*[.C24]/[.$B$3]*7)" office:value-type="date" office:date-value="2026-08-27T18:00:00" calcext:value-type="date">
            <text:p>2026-08-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4]+([.B25]*[.C25]/[.$B$3]*7)" office:value-type="date" office:date-value="2026-08-30T20:40:00" calcext:value-type="date">
            <text:p>2026-08-3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5]+([.B28]*[.C28]/[.$B$3]*7)" office:value-type="date" office:date-value="2026-09-20T02:00:00" calcext:value-type="date">
            <text:p>2026-09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8]+([.B29]*[.C29]/[.$B$3]*7)" office:value-type="date" office:date-value="2026-10-10T07:20:00" calcext:value-type="date">
            <text:p>2026-10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9]+([.B30]*[.C30]/[.$B$3]*7)" office:value-type="date" office:date-value="2026-10-19T15:20:00" calcext:value-type="date">
            <text:p>2026-10-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+([.B31]*[.C31]/[.$B$3]*7)" office:value-type="date" office:date-value="2026-11-01T06:40:00" calcext:value-type="date">
            <text:p>2026-11-0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1]+([.B34]*[.C34]/[.$B$3]*7)" office:value-type="date" office:date-value="2026-11-05T22:40:00" calcext:value-type="date">
            <text:p>2026-11-05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4]+([.B37]*[.C37]/[.$B$3]*7)" office:value-type="date" office:date-value="2026-11-17T14:40:00" calcext:value-type="date">
            <text:p>2026-11-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37]+([.B38]*[.C38]/[.$B$3]*7)" office:value-type="date" office:date-value="2026-12-05T02:40:00" calcext:value-type="date">
            <text:p>2026-12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38]+([.B39]*[.C39]/[.$B$3]*7)" office:value-type="date" office:date-value="2026-12-22T05:20:00" calcext:value-type="date">
            <text:p>2026-12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9]+([.B40]*[.C40]/[.$B$3]*7)" office:value-type="date" office:date-value="2027-01-03T16:00:00" calcext:value-type="date">
            <text:p>2027-01-03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0]+([.B43]*[.C43]/[.$B$3]*7)" office:value-type="date" office:date-value="2027-01-13" calcext:value-type="date">
            <text:p>2027-01-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4]*[.C44]/[.$B$3]*7)" office:value-type="date" office:date-value="2027-01-22T08:00:00" calcext:value-type="date">
            <text:p>2027-01-22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4]+([.B47]*[.C47]/[.$B$3]*7)" office:value-type="date" office:date-value="2027-02-08T10:40:00" calcext:value-type="date">
            <text:p>2027-02-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7]+([.B48]*[.C48]/[.$B$3]*7)" office:value-type="date" office:date-value="2027-02-11T13:20:00" calcext:value-type="date">
            <text:p>2027-02-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8]+([.B49]*[.C49]/[.$B$3]*7)" office:value-type="date" office:date-value="2027-02-14T16:00:00" calcext:value-type="date">
            <text:p>2027-02-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9]+([.B50]*[.C50]/[.$B$3]*7)" office:value-type="date" office:date-value="2027-02-18T13:20:00" calcext:value-type="date">
            <text:p>2027-02-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0]+([.B51]*[.C51]/[.$B$3]*7)" office:value-type="date" office:date-value="2027-02-22T10:40:00" calcext:value-type="date">
            <text:p>2027-02-22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1]+([.B54]*[.C54]/[.$B$3]*7)" office:value-type="date" office:date-value="2027-02-26T08:00:00" calcext:value-type="date">
            <text:p>2027-02-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55]*[.C55]/[.$B$3]*7)" office:value-type="date" office:date-value="2027-03-02T05:20:00" calcext:value-type="date">
            <text:p>2027-03-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5]+([.B56]*[.C56]/[.$B$3]*7)" office:value-type="date" office:date-value="2027-03-06T02:40:00" calcext:value-type="date">
            <text:p>2027-03-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6]+([.B57]*[.C57]/[.$B$3]*7)" office:value-type="date" office:date-value="2027-03-25T08:40:00" calcext:value-type="date">
            <text:p>2027-03-2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57]+([.B58]*[.C58]/[.$B$3]*7)" office:value-type="date" office:date-value="2027-04-08T08:40:00" calcext:value-type="date">
            <text:p>2027-04-08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58]+([.B59]*[.C59]/[.$B$3]*7)" office:value-type="date" office:date-value="2027-04-18T20:40:00" calcext:value-type="date">
            <text:p>2027-04-18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9]+([.B62]*[.C62]/[.$B$3]*7)" office:value-type="date" office:date-value="2027-04-22T08:40:00" calcext:value-type="date">
            <text:p>2027-04-22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9" table:formula="of:=[.D62]+([.B63]*[.C63]/[.$B$3]*7)" office:value-type="date" office:date-value="2027-04-23T22:00:00" calcext:value-type="date">
            <text:p>2027-04-23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8" table:formula="of:=[.D63]+([.B64]*[.C64]/[.$B$3]*7)" office:value-type="date" office:date-value="2027-04-25T16:00:00" calcext:value-type="date">
            <text:p>2027-04-25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64]+([.B68]*[.C68]/[.$B$3]*7)" office:value-type="date" office:date-value="2027-05-01T02:40:00" calcext:value-type="date">
            <text:p>2027-05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68]+([.B69]*[.C69]/[.$B$3]*7)" office:value-type="date" office:date-value="2027-05-13T08:40:00" calcext:value-type="date">
            <text:p>2027-05-13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69]+([.B70]*[.C70]/[.$B$3]*7)" office:value-type="date" office:date-value="2027-06-01T10:00:00" calcext:value-type="date">
            <text:p>2027-06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0]+([.B71]*[.C71]/[.$B$3]*7)" office:value-type="date" office:date-value="2027-06-17T18:00:00" calcext:value-type="date">
            <text:p>2027-06-1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1]+([.B72]*[.C72]/[.$B$3]*7)" office:value-type="date" office:date-value="2027-06-27T02:00:00" calcext:value-type="date">
            <text:p>2027-06-2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72]+([.B73]*[.C73]/[.$B$3]*7)" office:value-type="date" office:date-value="2027-07-01T18:00:00" calcext:value-type="date">
            <text:p>2027-07-01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3]+([.B76]*[.C76]/[.$B$3]*7)" office:value-type="date" office:date-value="2027-07-13T10:00:00" calcext:value-type="date">
            <text:p>2027-07-13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6]+([.B77]*[.C77]/[.$B$3]*7)" office:value-type="date" office:date-value="2027-07-25T02:00:00" calcext:value-type="date">
            <text:p>2027-07-25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7]+([.B78]*[.C78]/[.$B$3]*7)" office:value-type="date" office:date-value="2027-08-05T18:00:00" calcext:value-type="date">
            <text:p>2027-08-05</text:p>
          </table:table-cell>
          <table:table-cell table:number-columns-repeated="16378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7" table:formula="of:=[.D78]+([.B81]*[.C81]/[.$B$3]*7)" office:value-type="date" office:date-value="2027-08-31T00:40:00" calcext:value-type="date">
            <text:p>2027-08-3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1]+([.B82]*[.C82]/[.$B$3]*7)" office:value-type="date" office:date-value="2027-09-24T22:00:00" calcext:value-type="date">
            <text:p>2027-09-2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2]+([.B83]*[.C83]/[.$B$3]*7)" office:value-type="date" office:date-value="2027-09-29T14:00:00" calcext:value-type="date">
            <text:p>2027-09-29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3]+([.B86]*[.C86]/[.$B$3]*7)" office:value-type="date" office:date-value="2027-10-04T10:40:00" calcext:value-type="date">
            <text:p>2027-10-0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6]+([.B87]*[.C87]/[.$B$3]*7)" office:value-type="date" office:date-value="2027-10-06T04:40:00" calcext:value-type="date">
            <text:p>2027-10-0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7]+([.B88]*[.C88]/[.$B$3]*7)" office:value-type="date" office:date-value="2027-10-07T22:40:00" calcext:value-type="date">
            <text:p>2027-10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]+([.B89]*[.C89]/[.$B$3]*7)" office:value-type="date" office:date-value="2027-10-10T16:00:00" calcext:value-type="date">
            <text:p>2027-10-1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9]+([.B90]*[.C90]/[.$B$3]*7)" office:value-type="date" office:date-value="2027-10-13T09:20:00" calcext:value-type="date">
            <text:p>2027-10-13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0]+([.B91]*[.C91]/[.$B$3]*7)" office:value-type="date" office:date-value="2027-10-16T02:40:00" calcext:value-type="date">
            <text:p>2027-10-16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formula="of:=[.D91]+([.B94]*[.C94]/[.$B$3]*7)" office:value-type="date" office:date-value="2027-11-12T08:00:00" calcext:value-type="date">
            <text:p>2027-11-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4]+([.B95]*[.C95]/[.$B$3]*7)" office:value-type="date" office:date-value="2027-12-15" calcext:value-type="date">
            <text:p>2027-12-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5]+([.B96]*[.C96]/[.$B$3]*7)" office:value-type="date" office:date-value="2028-01-16T16:00:00" calcext:value-type="date">
            <text:p>2028-01-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6]+([.B97]*[.C97]/[.$B$3]*7)" office:value-type="date" office:date-value="2028-01-28T08:00:00" calcext:value-type="date">
            <text:p>2028-01-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7]+([.B98]*[.C98]/[.$B$3]*7)" office:value-type="date" office:date-value="2028-02-20T16:00:00" calcext:value-type="date">
            <text:p>2028-02-2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8]+([.B101]*[.C101]/[.$B$3]*7)" office:value-type="date" office:date-value="2028-03-03T08:00:00" calcext:value-type="date">
            <text:p>2028-03-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101]+([.B102]*[.C102]/[.$B$3]*7)" office:value-type="date" office:date-value="2028-03-15" calcext:value-type="date">
            <text:p>2028-03-15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102]+([.B105]*[.C105]/[.$B$3]*7)" office:value-type="date" office:date-value="2028-04-19" calcext:value-type="date">
            <text:p>2028-04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05]+([.B106]*[.C106]/[.$B$3]*7)" office:value-type="date" office:date-value="2028-05-09T05:20:00" calcext:value-type="date">
            <text:p>2028-05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6]+([.B107]*[.C107]/[.$B$3]*7)" office:value-type="date" office:date-value="2028-06-01T13:20:00" calcext:value-type="date">
            <text:p>2028-06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7]+([.B108]*[.C108]/[.$B$3]*7)" office:value-type="date" office:date-value="2028-06-24T21:20:00" calcext:value-type="date">
            <text:p>2028-06-2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08]+([.B109]*[.C109]/[.$B$3]*7)" office:value-type="date" office:date-value="2028-07-12T09:20:00" calcext:value-type="date">
            <text:p>2028-07-1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9]+([.B110]*[.C110]/[.$B$3]*7)" office:value-type="date" office:date-value="2028-08-04T17:20:00" calcext:value-type="date">
            <text:p>2028-08-0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0]+([.B111]*[.C111]/[.$B$3]*7)" office:value-type="date" office:date-value="2028-09-07T04:00:00" calcext:value-type="date">
            <text:p>2028-09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1]+([.B112]*[.C112]/[.$B$3]*7)" office:value-type="date" office:date-value="2028-10-05T08:40:00" calcext:value-type="date">
            <text:p>2028-10-0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12]+([.B113]*[.C113]/[.$B$3]*7)" office:value-type="date" office:date-value="2028-10-11T04:40:00" calcext:value-type="date">
            <text:p>2028-10-11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2"/>
        </table:table-row>
        <table:table-row table:style-name="ro3" table:number-rows-repeated="23">
          <table:table-cell table:number-columns-repeated="16382"/>
        </table:table-row>
        <table:table-row table:style-name="ro4" table:number-rows-repeated="2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5:03:05.51599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9:32:31.319607835</meta:creation-date>
    <dc:date>2026-04-10T15:12:47.176735733</dc:date>
    <meta:editing-duration>PT4H22M30S</meta:editing-duration>
    <meta:editing-cycles>59</meta:editing-cycles>
    <meta:generator>LibreOffice/26.2.2.2$Linux_X86_64 LibreOffice_project/620$Build-2</meta:generator>
    <meta:document-statistic meta:table-count="1" meta:cell-count="313" meta:object-count="0"/>
  </office:meta>
</office:document-meta>
</file>